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402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8118in"/>
    </style:style>
    <style:style style:name="co6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2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office:value-type="string">
            <text:p>New in 3.3.2</text:p>
          </table:table-cell>
          <table:table-cell/>
          <table:table-cell office:value-type="string">
            <text:p>order</text:p>
          </table:table-cell>
          <table:table-cell office:value-type="string">
            <text:p>quant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ower switching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1</text:p>
          </table:table-cell>
          <table:table-cell office:value-type="string">
            <text:p>relay-CB1AH</text:p>
          </table:table-cell>
          <table:table-cell office:value-type="float" office:value="1">
            <text:p>1</text:p>
          </table:table-cell>
          <table:table-cell office:value-type="string">
            <text:p>CB1aH-P-12V</text:p>
          </table:table-cell>
          <table:table-cell office:value-type="string">
            <text:p>255-2177-ND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J4</text:p>
          </table:table-cell>
          <table:table-cell office:value-type="string">
            <text:p>MOLEX-39910-0103-3circ</text:p>
          </table:table-cell>
          <table:table-cell office:value-type="float" office:value="1">
            <text:p>1</text:p>
          </table:table-cell>
          <table:table-cell office:value-type="string">
            <text:p>39910-0103</text:p>
          </table:table-cell>
          <table:table-cell office:value-type="string">
            <text:p>WM5965-ND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Terminals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J12,J13,J14,J16</text:p>
          </table:table-cell>
          <table:table-cell office:value-type="string">
            <text:p>OSTTE-4</text:p>
          </table:table-cell>
          <table:table-cell office:value-type="float" office:value="4">
            <text:p>4</text:p>
          </table:table-cell>
          <table:table-cell office:value-type="string">
            <text:p>STK, FLM, CC-Ser, AUX</text:p>
          </table:table-cell>
          <table:table-cell office:value-type="string">
            <text:p>ED2742-ND</text:p>
          </table:table-cell>
          <table:table-cell office:value-type="string">
            <text:p>*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J15,J17,J18</text:p>
          </table:table-cell>
          <table:table-cell office:value-type="string">
            <text:p>OSTTE-2</text:p>
          </table:table-cell>
          <table:table-cell office:value-type="float" office:value="3">
            <text:p>3</text:p>
          </table:table-cell>
          <table:table-cell office:value-type="string">
            <text:p>LGHT, 12Vin, 5Vou</text:p>
          </table:table-cell>
          <table:table-cell office:value-type="string">
            <text:p>ED2740-ND</text:p>
          </table:table-cell>
          <table:table-cell office:value-type="string">
            <text:p>*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2</text:p>
          </table:table-cell>
          <table:table-cell office:value-type="string">
            <text:p>DB9FD</text:p>
          </table:table-cell>
          <table:table-cell office:value-type="float" office:value="1">
            <text:p>1</text:p>
          </table:table-cell>
          <table:table-cell office:value-type="string">
            <text:p>DB9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Through-hole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10</text:p>
          </table:table-cell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RC12JB100R-ND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C21</text:p>
          </table:table-cell>
          <table:table-cell office:value-type="string">
            <text:p>C-X2-15mm</text:p>
          </table:table-cell>
          <table:table-cell office:value-type="float" office:value="1">
            <text:p>1</text:p>
          </table:table-cell>
          <table:table-cell office:value-type="string">
            <text:p>0.1uF</text:p>
          </table:table-cell>
          <table:table-cell office:value-type="string">
            <text:p>399-5426-ND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6</text:p>
          </table:table-cell>
          <table:table-cell office:value-type="string">
            <text:p>POTX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DCA14CT-ND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12,C13,C14,C15,C16,C17</text:p>
          </table:table-cell>
          <table:table-cell office:value-type="string">
            <text:p>C2V10</text:p>
          </table:table-cell>
          <table:table-cell office:value-type="float" office:value="6">
            <text:p>6</text:p>
          </table:table-cell>
          <table:table-cell office:value-type="string">
            <text:p>10F</text:p>
          </table:table-cell>
          <table:table-cell office:value-type="string">
            <text:p>1182-1009-ND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3</text:p>
          </table:table-cell>
          <table:table-cell office:value-type="string">
            <text:p>Allegro_HallSensor_CB-PFF</text:p>
          </table:table-cell>
          <table:table-cell office:value-type="float" office:value="1">
            <text:p>1</text:p>
          </table:table-cell>
          <table:table-cell office:value-type="string">
            <text:p>ACS755</text:p>
          </table:table-cell>
          <table:table-cell office:value-type="string">
            <text:p>620-1353-ND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U5</text:p>
          </table:table-cell>
          <table:table-cell office:value-type="string">
            <text:p>V78XX-2000</text:p>
          </table:table-cell>
          <table:table-cell office:value-type="float" office:value="1">
            <text:p>1</text:p>
          </table:table-cell>
          <table:table-cell office:value-type="string">
            <text:p>5V-2A-PSU-V7805-2000</text:p>
          </table:table-cell>
          <table:table-cell office:value-type="string">
            <text:p>102-2175-ND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1,SW2</text:p>
          </table:table-cell>
          <table:table-cell office:value-type="string">
            <text:p>SW_DP3T</text:p>
          </table:table-cell>
          <table:table-cell office:value-type="float" office:value="2">
            <text:p>2</text:p>
          </table:table-cell>
          <table:table-cell office:value-type="string">
            <text:p>SW-DP3T</text:p>
          </table:table-cell>
          <table:table-cell office:value-type="string">
            <text:p>EG1913-ND</text:p>
          </table:table-cell>
          <table:table-cell office:value-type="string">
            <text:p>*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Headers,male <text:s/>2-row, right-angle 30-pos total</text:p>
          </table:table-cell>
          <table:table-cell table:number-columns-repeated="4"/>
          <table:table-cell office:value-type="string">
            <text:p>A32706-40-ND</text:p>
          </table:table-cell>
          <table:table-cell office:value-type="string">
            <text:p>*</text:p>
          </table:table-cell>
          <table:table-cell/>
          <table:table-cell office:value-type="string">
            <text:p>A32706-40-ND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J1</text:p>
          </table:table-cell>
          <table:table-cell office:value-type="string">
            <text:p>pin_array_8x2_ra</text:p>
          </table:table-cell>
          <table:table-cell office:value-type="float" office:value="1">
            <text:p>1</text:p>
          </table:table-cell>
          <table:table-cell office:value-type="string">
            <text:p>LCD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J6</text:p>
          </table:table-cell>
          <table:table-cell office:value-type="string">
            <text:p>pin_array_3x2_ra</text:p>
          </table:table-cell>
          <table:table-cell office:value-type="float" office:value="1">
            <text:p>1</text:p>
          </table:table-cell>
          <table:table-cell office:value-type="string">
            <text:p>ISP Hdr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J7</text:p>
          </table:table-cell>
          <table:table-cell office:value-type="string">
            <text:p>pin_array_4x2_ra</text:p>
          </table:table-cell>
          <table:table-cell office:value-type="float" office:value="1">
            <text:p>1</text:p>
          </table:table-cell>
          <table:table-cell office:value-type="string">
            <text:p>Keypad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Headers, male 1-row male 7-pos total</text:p>
          </table:table-cell>
          <table:table-cell table:number-columns-repeated="4"/>
          <table:table-cell office:value-type="string">
            <text:p>A26513-40-ND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J3</text:p>
          </table:table-cell>
          <table:table-cell office:value-type="string">
            <text:p>PIN_ARRAY_3X1</text:p>
          </table:table-cell>
          <table:table-cell office:value-type="float" office:value="1">
            <text:p>1</text:p>
          </table:table-cell>
          <table:table-cell office:value-type="string">
            <text:p>MTN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J10</text:p>
          </table:table-cell>
          <table:table-cell office:value-type="string">
            <text:p>PIN_ARRAY_4x1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<text:span text:style-name="T1">Headers, female 1-row 3x2-pos, 1x6-pos</text:span>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J11</text:p>
          </table:table-cell>
          <table:table-cell office:value-type="string">
            <text:p>OLinuXino-MICRO-min</text:p>
          </table:table-cell>
          <table:table-cell office:value-type="float" office:value="1">
            <text:p>1</text:p>
          </table:table-cell>
          <table:table-cell office:value-type="string">
            <text:p>TTL UART</text:p>
          </table:table-cell>
          <table:table-cell office:value-type="string">
            <text:p>S7039-ND</text:p>
          </table:table-cell>
          <table:table-cell table:number-columns-repeated="1017"/>
        </table:table-row>
        <table:table-row table:style-name="ro1">
          <table:table-cell office:value-type="string">
            <text:p>--</text:p>
          </table:table-cell>
          <table:table-cell office:value-type="string">
            <text:p>Jxx</text:p>
          </table:table-cell>
          <table:table-cell office:value-type="string">
            <text:p>header-f-1x2-pth</text:p>
          </table:table-cell>
          <table:table-cell office:value-type="float" office:value="3">
            <text:p>3</text:p>
          </table:table-cell>
          <table:table-cell office:value-type="string">
            <text:p>2x1 mounting headers</text:p>
          </table:table-cell>
          <table:table-cell office:value-type="string">
            <text:p>S7035-ND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SMD components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X1</text:p>
          </table:table-cell>
          <table:table-cell office:value-type="string">
            <text:p>HC49-US</text:p>
          </table:table-cell>
          <table:table-cell office:value-type="float" office:value="1">
            <text:p>1</text:p>
          </table:table-cell>
          <table:table-cell office:value-type="string">
            <text:p>18.432 MHz</text:p>
          </table:table-cell>
          <table:table-cell office:value-type="string">
            <text:p>631-1209-1-ND</text:p>
          </table:table-cell>
          <table:table-cell table:number-columns-repeated="2"/>
          <table:table-cell office:value-type="string">
            <text:p>631-1209-1-ND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U1</text:p>
          </table:table-cell>
          <table:table-cell table:style-name="ce2" office:value-type="string">
            <text:p>SOP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PC1002N</text:p>
          </table:table-cell>
          <table:table-cell table:style-name="ce2" office:value-type="string">
            <text:p>CLA230CT-ND</text:p>
          </table:table-cell>
          <table:table-cell table:style-name="ce2"/>
          <table:table-cell/>
          <table:table-cell table:style-name="ce2" office:value-type="string">
            <text:p>CLA230CT-ND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3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U2</text:p>
          </table:table-cell>
          <table:table-cell office:value-type="string">
            <text:p>TQFP44-ATMega324</text:p>
          </table:table-cell>
          <table:table-cell office:value-type="float" office:value="1">
            <text:p>1</text:p>
          </table:table-cell>
          <table:table-cell office:value-type="string">
            <text:p>ATMEGA324PA-A</text:p>
          </table:table-cell>
          <table:table-cell office:value-type="string">
            <text:p>ATMEGA164PA-AU-ND</text:p>
          </table:table-cell>
          <table:table-cell table:number-columns-repeated="2"/>
          <table:table-cell office:value-type="string">
            <text:p>ATMEGA164PA-AU-ND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U4</text:p>
          </table:table-cell>
          <table:table-cell office:value-type="string">
            <text:p>SO16N</text:p>
          </table:table-cell>
          <table:table-cell office:value-type="float" office:value="1">
            <text:p>1</text:p>
          </table:table-cell>
          <table:table-cell office:value-type="string">
            <text:p>MAX232</text:p>
          </table:table-cell>
          <table:table-cell office:value-type="string">
            <text:p>296-26141-1-ND</text:p>
          </table:table-cell>
          <table:table-cell table:number-columns-repeated="2"/>
          <table:table-cell office:value-type="string">
            <text:p>296-26141-1-ND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U6,U7</text:p>
          </table:table-cell>
          <table:table-cell office:value-type="string">
            <text:p>LM193</text:p>
          </table:table-cell>
          <table:table-cell office:value-type="float" office:value="2">
            <text:p>2</text:p>
          </table:table-cell>
          <table:table-cell office:value-type="string">
            <text:p>LM193</text:p>
          </table:table-cell>
          <table:table-cell office:value-type="string">
            <text:p>296-31647-1-ND</text:p>
          </table:table-cell>
          <table:table-cell office:value-type="string">
            <text:p>*</text:p>
          </table:table-cell>
          <table:table-cell/>
          <table:table-cell office:value-type="string">
            <text:p>296-31647-1-ND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H1</text:p>
          </table:table-cell>
          <table:table-cell office:value-type="string">
            <text:p>PTC2920</text:p>
          </table:table-cell>
          <table:table-cell office:value-type="float" office:value="1">
            <text:p>1</text:p>
          </table:table-cell>
          <table:table-cell office:value-type="string">
            <text:p>PTC-3A</text:p>
          </table:table-cell>
          <table:table-cell office:value-type="string">
            <text:p>MF-LSMF300/24X-2CT-ND</text:p>
          </table:table-cell>
          <table:table-cell office:value-type="string">
            <text:p>*</text:p>
          </table:table-cell>
          <table:table-cell/>
          <table:table-cell office:value-type="string">
            <text:p>MF-LSMF300/24X-2CT-ND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Q1,Q2,Q4</text:p>
          </table:table-cell>
          <table:table-cell office:value-type="string">
            <text:p>DPAK2</text:p>
          </table:table-cell>
          <table:table-cell office:value-type="float" office:value="3">
            <text:p>3</text:p>
          </table:table-cell>
          <table:table-cell office:value-type="string">
            <text:p>NTD5806NT4G</text:p>
          </table:table-cell>
          <table:table-cell office:value-type="string">
            <text:p>NTD5806NT4GOSCT-ND</text:p>
          </table:table-cell>
          <table:table-cell office:value-type="string">
            <text:p>*</text:p>
          </table:table-cell>
          <table:table-cell/>
          <table:table-cell office:value-type="string">
            <text:p>NTD5806NT4GOSCT-ND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Q3,Q5,Q6</text:p>
          </table:table-cell>
          <table:table-cell office:value-type="string">
            <text:p>SOT23-BSS138K</text:p>
          </table:table-cell>
          <table:table-cell office:value-type="float" office:value="3">
            <text:p>3</text:p>
          </table:table-cell>
          <table:table-cell office:value-type="string">
            <text:p>BSS138K</text:p>
          </table:table-cell>
          <table:table-cell office:value-type="string">
            <text:p>BSS138KCT-ND</text:p>
          </table:table-cell>
          <table:table-cell table:number-columns-repeated="2"/>
          <table:table-cell office:value-type="string">
            <text:p>BSS138KCT-ND</text:p>
          </table:table-cell>
          <table:table-cell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6</text:p>
          </table:table-cell>
          <table:table-cell office:value-type="string">
            <text:p>DO-214AA-TVS</text:p>
          </table:table-cell>
          <table:table-cell office:value-type="float" office:value="1">
            <text:p>1</text:p>
          </table:table-cell>
          <table:table-cell office:value-type="string">
            <text:p>TVS-13V</text:p>
          </table:table-cell>
          <table:table-cell office:value-type="string">
            <text:p>1SMB13AT3GOSCT-ND</text:p>
          </table:table-cell>
          <table:table-cell office:value-type="string">
            <text:p>*</text:p>
          </table:table-cell>
          <table:table-cell/>
          <table:table-cell office:value-type="string">
            <text:p>1SMB13AT3GOSCT-ND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7,D10</text:p>
          </table:table-cell>
          <table:table-cell office:value-type="string">
            <text:p>SOT23</text:p>
          </table:table-cell>
          <table:table-cell office:value-type="float" office:value="2">
            <text:p>2</text:p>
          </table:table-cell>
          <table:table-cell office:value-type="string">
            <text:p>TVS-15V</text:p>
          </table:table-cell>
          <table:table-cell office:value-type="string">
            <text:p>GSOT15C-GS08CT-ND</text:p>
          </table:table-cell>
          <table:table-cell office:value-type="string">
            <text:p>*</text:p>
          </table:table-cell>
          <table:table-cell/>
          <table:table-cell office:value-type="string">
            <text:p>GSOT15C-GS08CT-ND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1,D2,D3,D4,D8,D9</text:p>
          </table:table-cell>
          <table:table-cell office:value-type="string">
            <text:p>DO-214AB</text:p>
          </table:table-cell>
          <table:table-cell office:value-type="float" office:value="6">
            <text:p>6</text:p>
          </table:table-cell>
          <table:table-cell office:value-type="string">
            <text:p>STPS5L60</text:p>
          </table:table-cell>
          <table:table-cell office:value-type="string">
            <text:p>497-8487-1-ND</text:p>
          </table:table-cell>
          <table:table-cell office:value-type="string">
            <text:p>*</text:p>
          </table:table-cell>
          <table:table-cell/>
          <table:table-cell office:value-type="string">
            <text:p>497-8487-1-ND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17,R22,R27,R33</text:p>
          </table:table-cell>
          <table:table-cell office:value-type="string">
            <text:p>SM2512W-1225</text:p>
          </table:table-cell>
          <table:table-cell office:value-type="float" office:value="4">
            <text:p>4</text:p>
          </table:table-cell>
          <table:table-cell office:value-type="string">
            <text:p>5k 2W PR</text:p>
          </table:table-cell>
          <table:table-cell office:value-type="string">
            <text:p>RCL4.99KECT-ND</text:p>
          </table:table-cell>
          <table:table-cell office:value-type="string">
            <text:p>*</text:p>
          </table:table-cell>
          <table:table-cell/>
          <table:table-cell office:value-type="string">
            <text:p>RCL4.99KECT-ND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2,R7,R11,R12,R13,R14,R15,R18,R19,R20,R25,R31</text:p>
          </table:table-cell>
          <table:table-cell office:value-type="string">
            <text:p>SM0805</text:p>
          </table:table-cell>
          <table:table-cell office:value-type="float" office:value="12">
            <text:p>12</text:p>
          </table:table-cell>
          <table:table-cell office:value-type="string">
            <text:p>10k</text:p>
          </table:table-cell>
          <table:table-cell office:value-type="string">
            <text:p>RR12P10.0KDCT-ND</text:p>
          </table:table-cell>
          <table:table-cell table:number-columns-repeated="2"/>
          <table:table-cell office:value-type="string">
            <text:p>RR12P10.0KDCT-ND</text:p>
          </table:table-cell>
          <table:table-cell office:value-type="float" office:value="100">
            <text:p>100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3.4k</text:p>
          </table:table-cell>
          <table:table-cell office:value-type="string">
            <text:p>RR12P3.4KDCT-ND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b1,Cb2,Cb3,Cb5,Cb6,C1,C5,C24</text:p>
          </table:table-cell>
          <table:table-cell office:value-type="string">
            <text:p>SM0805</text:p>
          </table:table-cell>
          <table:table-cell office:value-type="float" office:value="8">
            <text:p>8</text:p>
          </table:table-cell>
          <table:table-cell office:value-type="string">
            <text:p>0.1uF</text:p>
          </table:table-cell>
          <table:table-cell office:value-type="string">
            <text:p>1276-1007-1-ND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b4,C18,C22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 office:value-type="string">
            <text:p>490-5523-1-ND</text:p>
          </table:table-cell>
          <table:table-cell table:number-columns-repeated="2"/>
          <table:table-cell office:value-type="string">
            <text:p>490-5523-1-ND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FB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Ohm@100MHz</text:p>
          </table:table-cell>
          <table:table-cell office:value-type="string">
            <text:p>490-1041-1-ND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5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RR12P1.0KDCT-ND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7,C8,C9,C10,C11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1uF</text:p>
          </table:table-cell>
          <table:table-cell office:value-type="string">
            <text:p>311-1358-1-ND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19,C20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 office:value-type="string">
            <text:p>399-1113-1-ND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3,R16,R21,R26,R32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56.2k</text:p>
          </table:table-cell>
          <table:table-cell office:value-type="string">
            <text:p>RR12P56.2KDCT-ND</text:p>
          </table:table-cell>
          <table:table-cell table:number-columns-repeated="2"/>
          <table:table-cell office:value-type="string">
            <text:p>RR12P56.2KDCT-ND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2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22uF</text:p>
          </table:table-cell>
          <table:table-cell office:value-type="string">
            <text:p>445-14428-1-ND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25,C26,C27,C28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4nF</text:p>
          </table:table-cell>
          <table:table-cell office:value-type="string">
            <text:p>445-12624-1-ND</text:p>
          </table:table-cell>
          <table:table-cell office:value-type="string">
            <text:p>*</text:p>
          </table:table-cell>
          <table:table-cell/>
          <table:table-cell office:value-type="string">
            <text:p>445-12624-1-ND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SMD components</text:p>
          </table:table-cell>
          <table:table-cell table:formula="of:=SUM([.D28:.D50])" office:value-type="float" office:value="69">
            <text:p>69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Through-hole</text:p>
          </table:table-cell>
          <table:table-cell table:formula="of:=SUM([.D2:.D26])" office:value-type="float" office:value="32">
            <text:p>32</text:p>
          </table:table-cell>
          <table:table-cell table:number-columns-repeated="1019"/>
        </table:table-row>
        <table:table-row table:style-name="ro2" table:number-rows-repeated="104852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4T10:06:57</dc:date>
    <dc:creator>Ilya Goldberg</dc:creator>
    <meta:generator>LibreOffice/3.5$Linux_X86_64 LibreOffice_project/350m1$Build-2</meta:generator>
    <meta:editing-duration>PT13H12M17S</meta:editing-duration>
    <meta:editing-cycles>8</meta:editing-cycles>
    <meta:document-statistic meta:table-count="1" meta:cell-count="320" meta:object-count="0"/>
  </office:meta>
</office:document-meta>
</file>